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3" style:family="table-row">
      <style:table-row-properties style:min-row-height="0.725cm"/>
    </style:style>
    <style:style style:name="P1" style:family="paragraph" style:parent-style-name="Table_20_Contents">
      <style:text-properties style:font-name="Charis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haris SI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Oyi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ɩta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ɔnɔsʋ (Onopi) Kende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ambi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ambi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nsɩn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tsits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Yu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a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a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gya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-yint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wɛ a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lawa n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lalɛ n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l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nɔsʋ blɔbl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ɩtaa gyi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ɩtaa debide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ɩtaa kɩtakɩ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ɩtaa klink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ɩtaa tɛɩ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ɩtaa tɩnt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ɩtaa putuput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nts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 ɔbɔtɔ nts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a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i ɔ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33">
          <table:table-cell table:style-name="Table1.A2" office:value-type="string">
            <text:p text:style-name="P2">Proverb: Oyi dɛdan ɩdɛ yubi wa,</text:p>
            <text:p text:style-name="P2"><text:soft-page-break/>nyankpʋsa dɛdan ɔdɛpɔ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1:37:00</meta:creation-date>
    <meta:document-statistic meta:table-count="1" meta:image-count="0" meta:object-count="0" meta:page-count="2" meta:paragraph-count="34" meta:word-count="57" meta:character-count="341"/>
    <dc:date>2012-10-26T11:51:54</dc:date>
    <meta:editing-duration>PT00H14M55S</meta:editing-duration>
    <meta:editing-cycles>1</meta:editing-cycles>
    <meta:generator>OpenOffice.org/3.2$Linux OpenOffice.org_project/320m12$Build-9483</meta:generator>
  </office:meta>
</office:document-meta>
</file>